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f94" officeooo:paragraph-rsid="000d5f94"/>
    </style:style>
    <style:style style:name="P2" style:family="paragraph" style:parent-style-name="Standard">
      <style:text-properties officeooo:rsid="000f1600" officeooo:paragraph-rsid="000f1600"/>
    </style:style>
    <style:style style:name="P3" style:family="paragraph" style:parent-style-name="Standard">
      <style:text-properties fo:font-weight="bold" officeooo:rsid="000f1600" officeooo:paragraph-rsid="000f1600" style:font-weight-asian="bold" style:font-weight-complex="bold"/>
    </style:style>
    <style:style style:name="P4" style:family="paragraph" style:parent-style-name="Standard">
      <style:text-properties fo:font-weight="bold" officeooo:rsid="000fa97d" officeooo:paragraph-rsid="000fa97d" style:font-weight-asian="bold" style:font-weight-complex="bold"/>
    </style:style>
    <style:style style:name="P5" style:family="paragraph" style:parent-style-name="Standard">
      <style:text-properties fo:font-weight="bold" officeooo:rsid="001013ec" officeooo:paragraph-rsid="001013ec" style:font-weight-asian="bold" style:font-weight-complex="bold"/>
    </style:style>
    <style:style style:name="P6" style:family="paragraph" style:parent-style-name="Standard">
      <style:text-properties fo:font-weight="normal" officeooo:rsid="001013ec" officeooo:paragraph-rsid="001013ec" style:font-weight-asian="normal" style:font-weight-complex="normal"/>
    </style:style>
    <style:style style:name="P7" style:family="paragraph" style:parent-style-name="Standard">
      <style:text-properties fo:font-weight="normal" officeooo:rsid="001013ec" officeooo:paragraph-rsid="001013ec" fo:background-color="transparent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00cccc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17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/M/H: 88427.46875 94031.109375 99634.75</text:p>
      <text:p text:style-name="P1">REMB: -49056.79626221506</text:p>
      <text:p text:style-name="P1"/>
      <text:p text:style-name="P1">L/M/H: 83333.25 88682.1796875 94031.109375</text:p>
      <text:p text:style-name="P1">REMB: 21746.074565534833</text:p>
      <text:p text:style-name="P1"/>
      <text:p text:style-name="P1">L/M/H: 88682.1796875 94158.46484375 99634.75</text:p>
      <text:p text:style-name="P1">REMB: -50742.57890097097</text:p>
      <text:p text:style-name="P1"/>
      <text:p text:style-name="P1">L/M/H: 83333.25 88745.857421875 94158.46484375</text:p>
      <text:p text:style-name="P1">REMB: 20903.183246156717</text:p>
      <text:p text:style-name="P1"/>
      <text:p text:style-name="P1">REMB: -15341.143487096087</text:p>
      <text:p text:style-name="P1">L/M/H: 83333.25 87408.625 91484.0</text:p>
      <text:p text:style-name="P1">REMB: 38603.90095309441</text:p>
      <text:p text:style-name="P1">L/M/H: 87408.625 93521.6875 99634.75</text:p>
      <text:p text:style-name="P1">REMB: -42313.66570719126</text:p>
      <text:p text:style-name="P1">L/M/H: 83333.25 88427.46875 93521.6875</text:p>
      <text:p text:style-name="P1">REMB: 25117.63984304672</text:p>
      <text:p text:style-name="P1">L/M/H: 88427.46875 94031.109375 99634.75</text:p>
      <text:p text:style-name="P1">REMB: -49056.79626221506</text:p>
      <text:p text:style-name="P1">L/M/H: 83333.25 88682.1796875<text:span text:style-name="T1"> 94031.109375</text:span></text:p>
      <text:p text:style-name="P1">REMB: 21746.074565534833</text:p>
      <text:p text:style-name="P1">L/M/H: 88682.1796875 94158.46484375 <text:span text:style-name="T1">99634.75</text:span></text:p>
      <text:p text:style-name="P1">REMB: -50742.57890097097</text:p>
      <text:p text:style-name="P1">L/M/H: 83333.25 88745.857421875 94<text:span text:style-name="T1">158.46484375</text:span></text:p>
      <text:p text:style-name="P1">REMB: 20903.183246156717</text:p>
      <text:p text:style-name="P1">L/M/H: 88745.857421875 94190.3037109375 99634.75</text:p>
      <text:p text:style-name="P1">REMB: -51164.02456065995</text:p>
      <text:p text:style-name="P1">L/M/H: 83333.25 88761.77685546875 94190.3037109375</text:p>
      <text:p text:style-name="P1">REMB: 20692.460416312042</text:p>
      <text:p text:style-name="P1">L/M/H: 88761.77685546875 94198.26342773438 99634.75</text:p>
      <text:p text:style-name="P1">REMB: -51269.385975582256</text:p>
      <text:p text:style-name="P1">L/M/H: 83333.25 88765.75671386719 94198.26342773438</text:p>
      <text:p text:style-name="P1">REMB: 20639.779708851307</text:p>
      <text:p text:style-name="P1">L/M/H: 88765.75671386719 94200.2533569336 99634.75</text:p>
      <text:p text:style-name="P1">REMB: -51295.72632931281</text:p>
      <text:p text:style-name="P1">L/M/H: 83333.25 88766.7516784668 94200.2533569336</text:p>
      <text:p text:style-name="P1">REMB: 20626.609531985912</text:p>
      <text:p text:style-name="P1">L/M/H: 88766.7516784668 94200.7508392334 99634.75</text:p>
      <text:p text:style-name="P1">REMB: -51302.311417745324</text:p>
      <text:p text:style-name="P1">L/M/H: 83333.25 88767.0004196167 94200.7508392334</text:p>
      <text:p text:style-name="P1">REMB: 20623.31698776962</text:p>
      <text:p text:style-name="P1">L/M/H: 88767.0004196167 94200.87520980835 99634.75</text:p>
      <text:p text:style-name="P1">REMB: -51303.95768985362</text:p>
      <text:p text:style-name="P1">L/M/H: 83333.25 88767.06260490417 94200.87520980835</text:p>
      <text:p text:style-name="P1">REMB: 20622.493851715462</text:p>
      <text:p text:style-name="P1">L/M/H: 88767.06260490417 94200.90630245209 99634.75</text:p>
      <text:p text:style-name="P1">REMB: -51304.36925788058</text:p>
      <text:p text:style-name="P1"><text:soft-page-break/>L/M/H: 83333.25 88767.07815122604 94200.90630245209</text:p>
      <text:p text:style-name="P1">REMB: 20622.288067702106</text:p>
      <text:p text:style-name="P1">L/M/H: 88767.07815122604 94200.91407561302 99634.75</text:p>
      <text:p text:style-name="P1"/>
      <text:p text:style-name="P1">⇒ ce prog tourne en rond…</text:p>
      <text:p text:style-name="P2">TEST : ne pas redéfinir les 2 mais juste un dans la boucle…</text:p>
      <text:p text:style-name="P2">ICI :</text:p>
      <text:p text:style-name="P2">if remainingBalance &lt; 0:</text:p>
      <text:p text:style-name="P2"><text:s/>48 <text:s text:c="8"/>upper_bound=monthlyPayment</text:p>
      <text:p text:style-name="P2"><text:s/>49 <text:s text:c="7"/><text:span text:style-name="T2"><text:s/>#low=lower_bound</text:span></text:p>
      <text:p text:style-name="P2"><text:s/>50 </text:p>
      <text:p text:style-name="P2"><text:s/>51 <text:s text:c="4"/>if remainingBalance &gt; 0:</text:p>
      <text:p text:style-name="P2"><text:s/>52 <text:s text:c="8"/>lower_bound=monthlyPayment</text:p>
      <text:p text:style-name="P2"><text:s/>53 <text:s text:c="8"/><text:span text:style-name="T2">#high=upper_bound</text:span></text:p>
      <text:p text:style-name="P3"/>
      <text:p text:style-name="P4">En fait on ne change que le monthly payment. Les autres variables restent…</text:p>
      <text:p text:style-name="P4"/>
      <text:p text:style-name="P5">Pour comparer :</text:p>
      <text:p text:style-name="P6">./bisearch_debt_year.py </text:p>
      <text:p text:style-name="P6">REMB: -15341.143487096087</text:p>
      <text:p text:style-name="P6">L/M/H: 83333.25 91484.0 <text:span text:style-name="T5">91484.0</text:span></text:p>
      <text:p text:style-name="P6">REMB: 38603.90095309441</text:p>
      <text:p text:style-name="P6"/>
      <text:p text:style-name="P6">L/M/H<text:span text:style-name="T5">: 87408.625 87408.625 91484.0</text:span></text:p>
      <text:p text:style-name="P7">REMB: 11631.37873299908</text:p>
      <text:p text:style-name="P7">L/M/H: 89446.3125 89446.3125 91484.0</text:p>
      <text:p text:style-name="P7">REMB: -1854.8823770485187</text:p>
      <text:p text:style-name="P7">L/M/H: 89446.3125 90465.15625 90465.15625</text:p>
      <text:p text:style-name="P7">REMB: 4888.248177975317</text:p>
      <text:p text:style-name="P7">L/M/H: 89955.734375 89955.734375 90465.15625</text:p>
      <text:p text:style-name="P7">REMB: 1516.6829004633105</text:p>
      <text:p text:style-name="P7">L/M/H: 90210.4453125 90210.4453125 90465.15625</text:p>
      <text:p text:style-name="P7">REMB: -169.09973829253758</text:p>
      <text:p text:style-name="P6">L/M/H: 90210.4453125 90337.80078125 90337.80078125</text:p>
      <text:p text:style-name="P6">REMB: 673.7915810855046</text:p>
      <text:p text:style-name="P6">L/M/H: 90274.123046875 90274.123046875 90337.80078125</text:p>
      <text:p text:style-name="P6">REMB: 252.34592139664602</text:p>
      <text:p text:style-name="P6">L/M/H: 90305.9619140625 90305.9619140625 90337.80078125</text:p>
      <text:p text:style-name="P6">REMB: 41.62309155207637</text:p>
      <text:p text:style-name="P6">L/M/H: 90321.88134765625 90321.88134765625 90337.80078125</text:p>
      <text:p text:style-name="P6">REMB: -63.73832337023799</text:p>
      <text:p text:style-name="P6">L/M/H: 90321.88134765625 90329.84106445312 90329.84106445312</text:p>
      <text:p text:style-name="P6">REMB: -11.05761590913251</text:p>
      <text:p text:style-name="P6">L/M/H: 90321.88134765625 90325.86120605469 90325.86120605469</text:p>
      <text:p text:style-name="P6">REMB: 15.282737821405462</text:p>
      <text:p text:style-name="P6">L/M/H: 90323.87127685547 90323.87127685547 90325.86120605469</text:p>
      <text:p text:style-name="P6">REMB: 2.1125609560256997</text:p>
      <text:p text:style-name="P6">L/M/H: 90324.86624145508 90324.86624145508 90325.86120605469</text:p>
      <text:p text:style-name="P6">REMB: -4.47252747656079</text:p>
      <text:p text:style-name="P6"><text:soft-page-break/>L/M/H: 90324.86624145508 90325.36372375488 90325.36372375488</text:p>
      <text:p text:style-name="P6">REMB: -1.1799832601493836</text:p>
      <text:p text:style-name="P6">L/M/H: 90324.86624145508 90325.11498260498 90325.11498260498</text:p>
      <text:p text:style-name="P6">REMB: 0.4662888479898538</text:p>
      <text:p text:style-name="P6">L/M/H: 90324.99061203003 90324.99061203003 90325.11498260498</text:p>
      <text:p text:style-name="P6">REMB: -0.3568472059320629</text:p>
      <text:p text:style-name="P6">L/M/H: 90324.99061203003 90325.0527973175 90325.0527973175</text:p>
      <text:p text:style-name="P6">REMB: 0.05472082085165311</text:p>
      <text:p text:style-name="P6">L/M/H: 90325.02170467377 90325.02170467377 90325.0527973175</text:p>
      <text:p text:style-name="P6">REMB: -0.15106319242942845</text:p>
      <text:p text:style-name="P6">L/M/H: 90325.02170467377 90325.03725099564 90325.03725099564</text:p>
      <text:p text:style-name="P6"/>
      <text:p text:style-name="P6">Et en mettant la def de monthlyPayment à la fin du while() :</text:p>
      <text:p text:style-name="P6">$ ./bisearch_debt_year.py </text:p>
      <text:p text:style-name="P6">L/M/U: 83333.25 87408.625 91484.0</text:p>
      <text:p text:style-name="P6">L/M/U: 87408.625 89446.3125 91484.0</text:p>
      <text:p text:style-name="P6">L/M/U: 89446.3125 90465.15625 91484.0</text:p>
      <text:p text:style-name="P6">L/M/U: 89446.3125 89955.734375 90465.15625</text:p>
      <text:p text:style-name="P6">L/M/U: 89955.734375 90210.4453125 90465.15625</text:p>
      <text:p text:style-name="P6">L/M/U: 90210.4453125 90337.80078125 90465.15625</text:p>
      <text:p text:style-name="P6">L/M/U: 90210.4453125 90274.123046875 90337.80078125</text:p>
      <text:p text:style-name="P6">L/M/U: 90274.123046875 90305.9619140625 90337.80078125</text:p>
      <text:p text:style-name="P6">L/M/U: 90305.9619140625 90321.88134765625 90337.80078125</text:p>
      <text:p text:style-name="P6">L/M/U: 90321.88134765625 90329.84106445312 90337.80078125</text:p>
      <text:p text:style-name="P6">L/M/U: 90321.88134765625 90325.86120605469 90329.84106445312</text:p>
      <text:p text:style-name="P6">L/M/U: 90321.88134765625 90323.87127685547 90325.86120605469</text:p>
      <text:p text:style-name="P6">L/M/U: 90323.87127685547 90324.86624145508 90325.86120605469</text:p>
      <text:p text:style-name="P6">L/M/U: 90324.86624145508 90325.36372375488 90325.86120605469</text:p>
      <text:p text:style-name="P6">L/M/U: 90324.86624145508 90325.11498260498 90325.36372375488</text:p>
      <text:p text:style-name="P6">L/M/U: 90324.86624145508 90324.99061203003 90325.11498260498</text:p>
      <text:p text:style-name="P6">L/M/U: 90324.99061203003 90325.0527973175 90325.11498260498</text:p>
      <text:p text:style-name="P6">L/M/U: 90324.99061203003 90325.02170467377 90325.0527973175</text:p>
      <text:p text:style-name="P6">L/M/U: 90325.02170467377 90325.03725099564 90325.0527973175</text:p>
      <text:p text:style-name="P6">Lowest payment: <text:s/>90325.04</text:p>
      <text:p text:style-name="P6"/>
      <text:p text:style-name="P6">BANCO !! <text:span text:style-name="T6">c'est bcp plus propre (correct?) les variables sont bien redéfinies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6:09:32.267686415</meta:creation-date>
    <dc:date>2016-01-27T16:43:31.785317316</dc:date>
    <meta:editing-duration>PT17M3S</meta:editing-duration>
    <meta:editing-cycles>6</meta:editing-cycles>
    <meta:generator>LibreOffice/4.4.7.2$Linux_x86 LibreOffice_project/40m0$Build-2</meta:generator>
    <meta:document-statistic meta:table-count="0" meta:image-count="0" meta:object-count="0" meta:page-count="3" meta:paragraph-count="124" meta:word-count="426" meta:character-count="4783" meta:non-whitespace-character-count="4435"/>
  </office:meta>
</office:document-meta>
</file>